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9_1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A. Friedenwald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ne 19, 1892</text:p>
      <text:p text:style-name="P5">Month<text:tab/><text:tab/><text:tab/><text:tab/><text:tab/><text:tab/>June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Baltimore</text:p>
      <text:p text:style-name="P5">State<text:tab/><text:tab/><text:tab/><text:tab/><text:tab/><text:tab/>MD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DR. A. FRIEDENWALD./</text:p>
      <text:p text:style-name="P2">310 N. Eutaw Street./</text:p>
      <text:p text:style-name="P3">Baltimore June/</text:p>
      <text:p text:style-name="P3">19[/ inserted by author]92/</text:p>
      <text:p text:style-name="P2">Rev. Dr. S. Morais/</text:p>
      <text:p text:style-name="P2"><text:tab/>Dear Friend./</text:p>
      <text:p text:style-name="P2"><text:tab/><text:tab/>I write this/ letter in reference to one of our/ wards at the Hebrew Orphan/ Asylum. <text:s/><text:span text:style-name="T2">His</text:span> He is a lad/ sixteen years of age and the/ Board of Directors, of which I am/ a member, wishes him to re-/ceive a Rabbinical training./ <text:s/>He has just past through the/ second year at the Balti City/ college receiving an average of 90/ and has received his Hebrew &amp; German education/</text:p>
      <text:p text:style-name="P2"/>
      <text:p text:style-name="P2">[Page 2]</text:p>
      <text:p text:style-name="P2">in the asylum. <text:s/>He can trans/late the Five Books of Moses &amp;/ Joshua, and has been initiated/ into the <text:soft-page-break/>elements of Hebrew Grammar/ by Dr Szold. <text:s/>Is this sufficient to/ admit him to our seminary?/ <text:s/>I spoke to Dr I Solis Cohen when/ I met in <text:span text:style-name="T2">Dret</text:span> Detroit, and he/ thought he might be admitted./ <text:s/>He is a fine lad, earnest in/ his studies, has a good record at/ the asylum, and would no doubt/ have gone farther in Hebrew, would/ he have had the proper instruction./ <text:s/>I am anxious that he may be/ admitted in our seminary, as/ some members of the board are/</text:p>
      <text:p text:style-name="P2"/>
      <text:p text:style-name="P2">[Page 3]</text:p>
      <text:p text:style-name="P2">designing to send him to Cincinnati./ <text:s/>I have been requested by the Board/ of Directors, at a meeting held/ to day, to communicate with/ the officers of the Jewish Theo-/logical Seminary on this subject./ <text:s/>Should you decide that his knowledge/ would entitle him entrance, I/ will further communicate with/ President Blumenthal./</text:p>
      <text:p text:style-name="P2">Your early answer will greatly/ oblige/ Yours Truly/ A Friedenwald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5T11:17:24.03</meta:creation-date>
    <meta:document-statistic meta:table-count="0" meta:image-count="0" meta:object-count="0" meta:page-count="3" meta:paragraph-count="73" meta:word-count="424" meta:character-count="2719"/>
    <dc:date>2011-12-05T11:29:41.33</dc:date>
    <dc:creator>Penn Libraries</dc:creator>
    <meta:editing-duration>PT00H12M17S</meta:editing-duration>
    <meta:editing-cycles>1</meta:editing-cycles>
    <meta:generator>OpenOffice.org/3.2$Win32 OpenOffice.org_project/320m12$Build-9483</meta:generator>
  </office:meta>
</office:document-meta>
</file>